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29aa" officeooo:paragraph-rsid="000d29aa"/>
    </style:style>
    <style:style style:name="P2" style:family="paragraph" style:parent-style-name="Standard">
      <style:text-properties officeooo:rsid="000d29aa" officeooo:paragraph-rsid="000e9684"/>
    </style:style>
    <style:style style:name="P3" style:family="paragraph" style:parent-style-name="Standard">
      <style:text-properties officeooo:rsid="000e9684" officeooo:paragraph-rsid="000e9684"/>
    </style:style>
    <style:style style:name="P4" style:family="paragraph" style:parent-style-name="Standard">
      <style:text-properties officeooo:rsid="000e9684" officeooo:paragraph-rsid="00110854"/>
    </style:style>
    <style:style style:name="P5" style:family="paragraph" style:parent-style-name="Standard">
      <style:text-properties officeooo:rsid="000e9813" officeooo:paragraph-rsid="000e9813"/>
    </style:style>
    <style:style style:name="P6" style:family="paragraph" style:parent-style-name="Standard">
      <style:text-properties officeooo:rsid="000e9684" officeooo:paragraph-rsid="000e9684"/>
    </style:style>
    <style:style style:name="P7" style:family="paragraph" style:parent-style-name="Standard">
      <style:text-properties officeooo:rsid="000e9684" officeooo:paragraph-rsid="0011f2d9"/>
    </style:style>
    <style:style style:name="P8" style:family="paragraph" style:parent-style-name="Standard">
      <style:text-properties officeooo:rsid="000e9684" officeooo:paragraph-rsid="00163698"/>
    </style:style>
    <style:style style:name="P9" style:family="paragraph" style:parent-style-name="Standard">
      <style:text-properties officeooo:rsid="0011f2d9" officeooo:paragraph-rsid="0011f2d9"/>
    </style:style>
    <style:style style:name="P10" style:family="paragraph" style:parent-style-name="Standard">
      <style:text-properties officeooo:rsid="000d29aa" officeooo:paragraph-rsid="0011f2d9"/>
    </style:style>
    <style:style style:name="T1" style:family="text">
      <style:text-properties officeooo:rsid="000d29aa"/>
    </style:style>
    <style:style style:name="T2" style:family="text">
      <style:text-properties officeooo:rsid="000e9684"/>
    </style:style>
    <style:style style:name="T3" style:family="text">
      <style:text-properties officeooo:rsid="000e9fe4"/>
    </style:style>
    <style:style style:name="T4" style:family="text">
      <style:text-properties officeooo:rsid="000f9495"/>
    </style:style>
    <style:style style:name="T5" style:family="text">
      <style:text-properties officeooo:rsid="00110854"/>
    </style:style>
    <style:style style:name="T6" style:family="text">
      <style:text-properties officeooo:rsid="0011b83b"/>
    </style:style>
    <style:style style:name="T7" style:family="text">
      <style:text-properties officeooo:rsid="0011f2d9"/>
    </style:style>
    <style:style style:name="T8" style:family="text">
      <style:text-properties officeooo:rsid="001308ae"/>
    </style:style>
    <style:style style:name="T9" style:family="text">
      <style:text-properties officeooo:rsid="00135876"/>
    </style:style>
    <style:style style:name="T10" style:family="text">
      <style:text-properties officeooo:rsid="00139355"/>
    </style:style>
    <style:style style:name="T11" style:family="text">
      <style:text-properties officeooo:rsid="00155b9f"/>
    </style:style>
    <style:style style:name="T12" style:family="text">
      <style:text-properties officeooo:rsid="001636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vocation démon</text:p>
      <text:p text:style-name="P1"/>
      <text:p text:style-name="P2">01 : <text:span text:style-name="T2">l’invocateur est entraîné dans la matière même du Chaos. Il perd tous ses points d’âme et acquiert un trait chaotique associé à une tendance.</text:span></text:p>
      <text:p text:style-name="P1"/>
      <text:p text:style-name="P1">0<text:span text:style-name="T5">2</text:span>-<text:span text:style-name="T5">0</text:span><text:span text:style-name="T6">6</text:span> : <text:span text:style-name="T2">un démon apparaît bien et donnera l’illusion d’obéir mais effectuera le contraire de ce qui est commandé. </text:span><text:span text:style-name="T4">Il peut aussi prendre l’apparence de celui qui était réellement appelé.</text:span></text:p>
      <text:p text:style-name="P1"/>
      <text:p text:style-name="P4"><text:span text:style-name="T6">07</text:span>-<text:span text:style-name="T5">1</text:span><text:span text:style-name="T6">6</text:span> : l’intérieur du pentacle est remplacé par un puit d’étoiles pendant 1D10 jours, tout ce qui y tombe est perdu pour toujours et, parfois, d’horribles choses en sortent.</text:p>
      <text:p text:style-name="P1"/>
      <text:p text:style-name="P3"><text:span text:style-name="T6">17</text:span>-<text:span text:style-name="T5">35</text:span> : un démon apparaît mais toute protection du pentacle est défaillante et le démon attaque immédiatement.</text:p>
      <text:p text:style-name="P3"/>
      <text:p text:style-name="P3"><text:span text:style-name="T5">36</text:span>-<text:span text:style-name="T5">65</text:span> : <text:span text:style-name="T1">explosion dans le pentacle, odeurs nauséabondes, 15 points de dégâts pour les participants les plus proches qui sont aussi assourdis pendant 1D10 heures, participants éloignés assourdis pendant 1D10 minutes pour les plus éloignés.</text:span></text:p>
      <text:p text:style-name="P3"/>
      <text:p text:style-name="P4"><text:span text:style-name="T5">66</text:span>-8<text:span text:style-name="T5">0</text:span> : corruption astrale, l’invocateur échange les rangs de deux de ses traits, <text:span text:style-name="T4">intervertit son corps avec celui d’un autre participant etc.</text:span></text:p>
      <text:p text:style-name="P3"/>
      <text:p text:style-name="P3"><text:span text:style-name="T5">81</text:span>-<text:span text:style-name="T5">89</text:span> : l’invocateur est entraîné sur un autre continent tiré au hasard <text:s/>et doit revenir par ses propres moyens.</text:p>
      <text:p text:style-name="P3"/>
      <text:p text:style-name="P3"><text:span text:style-name="T5">90</text:span>-<text:span text:style-name="T5">95</text:span>:l’invocateur est entraîné sur un autre plan. Au moins brièvement.</text:p>
      <text:p text:style-name="P3"/>
      <text:p text:style-name="P3"><text:span text:style-name="T5">96</text:span>-99 : l’invocateur est <text:span text:style-name="T5">banni</text:span> dans la cité d’Ameeron, de l’autre côté de la porte d’ombre.</text:p>
      <text:p text:style-name="P1"/>
      <text:p text:style-name="P3">100 : un duc du chaos <text:span text:style-name="T3">ou (pire?) un seigneur blanc </text:span>apparaît.</text:p>
      <text:p text:style-name="P3"/>
      <text:p text:style-name="P3"/>
      <text:p text:style-name="P3"/>
      <text:p text:style-name="P3"/>
      <text:p text:style-name="P3"/>
      <text:p text:style-name="P9">Cata nécro</text:p>
      <text:p text:style-name="P10">01 : <text:span text:style-name="T2">l</text:span><text:span text:style-name="T7">a créature soulève sa tête et murmure un secret d’outre-tombe avant de s’effondrer sans plus aucune réanimation possible. Le secret est si horrible que le sorcier gagne une séquelle psychologique à déterminer par le MJ (en utilisant éventuellement les règles de l’appel de CthulhUP).</text:span></text:p>
      <text:p text:style-name="P10"/>
      <text:p text:style-name="P10">0<text:span text:style-name="T5">2</text:span>-<text:span text:style-name="T5">0</text:span><text:span text:style-name="T6">6</text:span> : <text:span text:style-name="T8">la créature peut un peu rouler ses yeux, claquer sa langue mais guère plus.</text:span></text:p>
      <text:p text:style-name="P10"/>
      <text:p text:style-name="P7"><text:span text:style-name="T6">07</text:span>-<text:span text:style-name="T5">1</text:span><text:span text:style-name="T6">6</text:span> : l<text:span text:style-name="T8">e torse de la créature s’anime et elle se traîne au sol en râlant.</text:span></text:p>
      <text:p text:style-name="P10"/>
      <text:p text:style-name="P8"><text:span text:style-name="T6">17</text:span>-<text:span text:style-name="T5">35</text:span> : l<text:span text:style-name="T8">e torse de la créature s’anime et elle se traîne au sol en râlant.</text:span></text:p>
      <text:p text:style-name="P7"/>
      <text:p text:style-name="P8"><text:span text:style-name="T5">36</text:span>-<text:span text:style-name="T5">65</text:span> : <text:span text:style-name="T8">la créature est une masse de membre tremblants qui peut se mouvoir mais renverse tout sur son passage, </text:span><text:span text:style-name="T12">ou alors elle se </text:span><text:span text:style-name="T8">tient stupidement, incapable d’agir bien plus.</text:span></text:p>
      <text:p text:style-name="P7"/>
      <text:p text:style-name="P7"><text:span text:style-name="T5">66</text:span>-8<text:span text:style-name="T5">0</text:span> : <text:span text:style-name="T9">la magie <text:s/>est trop forte et le corps se dissout en une mousse toxique </text:span><text:span text:style-name="T10">et </text:span><text:span text:style-name="T11">m</text:span><text:span text:style-name="T10">alodorante qui asperge le sorcier.</text:span></text:p>
      <text:p text:style-name="P7"/>
      <text:p text:style-name="P7"><text:soft-page-break/><text:span text:style-name="T5">81</text:span>-<text:span text:style-name="T5">89</text:span> : <text:span text:style-name="T11">la magie est si forte que le corps explose infligeant 2g2 points de dégâts</text:span>.</text:p>
      <text:p text:style-name="P7"/>
      <text:p text:style-name="P7"><text:span text:style-name="T5">90</text:span>-<text:span text:style-name="T5">95</text:span>: l<text:span text:style-name="T11">a créature hurle d’une douleur maudite et surnaturelle. Elle cherche à se tuer au plus vite et possède un rang de peur de 3 pendant ce temps.</text:span></text:p>
      <text:p text:style-name="P7"/>
      <text:p text:style-name="P7"><text:span text:style-name="T5">96</text:span>-99 : l<text:span text:style-name="T12">a créature s’anime tout de même, brûlant d’une haine surnaturelle envers son créateur et cherche à le tuer sans merci.</text:span></text:p>
      <text:p text:style-name="P10"/>
      <text:p text:style-name="P7">100 : <text:span text:style-name="T12">les portes des enfers s’ouvrent, les murs s’effondrent, les pierres roulent et d’horribles choses sortent pour découper le sorcier en morceaux et engloutir ceux-ci vers les royaumes de la mor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raits démoniaques</text:p>
      <text:p text:style-name="P5"/>
      <text:p text:style-name="P5">Ward d’invu associé à grosse limitation (geis)</text:p>
      <text:p text:style-name="P5"/>
      <text:p text:style-name="P5">fouisseeur</text:p>
      <text:p text:style-name="P5"/>
      <text:p text:style-name="P5">monte en l’air</text:p>
      <text:p text:style-name="P5"/>
      <text:p text:style-name="P5">Buveur d’âme/malédiction</text:p>
      <text:p text:style-name="P5"/>
      <text:p text:style-name="P5">Jet obscurcissant poussiere nuage</text:p>
      <text:p text:style-name="P5"/>
      <text:p text:style-name="P5">Maitre elementaire : un pouvoir</text:p>
      <text:p text:style-name="P5"/>
      <text:p text:style-name="P5">Sensitif : amé antennes</text:p>
      <text:p text:style-name="P5"/>
      <text:p text:style-name="P5">levitation devient ailes</text:p>
      <text:p text:style-name="P5"/>
      <text:p text:style-name="P5">sommei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08:56:35.968496525</meta:creation-date>
    <dc:date>2024-04-24T08:55:51.771342763</dc:date>
    <meta:editing-duration>P1DT4H44M32S</meta:editing-duration>
    <meta:editing-cycles>17</meta:editing-cycles>
    <meta:generator>LibreOffice/7.6.6.3$Linux_X86_64 LibreOffice_project/60$Build-3</meta:generator>
    <meta:document-statistic meta:table-count="0" meta:image-count="0" meta:object-count="0" meta:page-count="2" meta:paragraph-count="32" meta:word-count="496" meta:character-count="2955" meta:non-whitespace-character-count="2489"/>
  </office:meta>
</office:document-meta>
</file>